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>
            <text:p><text:a xlink:href="python://data['form'] and (' (Expressed In %s)'%( exchange_name(data['form']))) or ''">python://data['form'] and (' (Expressed In %25s)'%25( exchange_name(data['form']))) or ''</text:a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for each=&quot;a in  lines(data['form'])&quot;">python://for each="a in  lines(data['form'])"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2"/>
          <table:table-cell table:style-name="ce4" office:value-type="string">
            <text:p><text:a xlink:href="python://(a['total']==True) and formatLang(a['balance'] and a['balance'] * a.get('change_sign') or 0.0, digits=2, grouping=True) or ''">python://(a['total']==True) and formatLang(a['balance'] and a['balance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5" office:value-type="string">
            <text:p><text:a xlink:href="python://(a['total']==True) and formatLang(a['balance'] and a['balance'] * a.get('change_sign') or 0.0, digits=2, grouping=True) or ''">python://(a['total']==True) and formatLang(a['balance'] and a['balance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4" office:value-type="string">
            <text:p><text:a xlink:href="python://(a['total']==True) and formatLang(a['balance'] and a['balance'] * a.get('change_sign') or 0.0, digits=2, grouping=True) or ''">python://(a['total']==True) and formatLang(a['balance'] and a['balance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/for">python:///for</text:a>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12/09/2013</text:date>, <text:time>17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12T15:52:40</meta:creation-date>
    <meta:generator>LibreOffice/3.4$Linux LibreOffice_project/340m1$Build-502</meta:generator>
    <dc:date>2013-09-12T17:32:46</dc:date>
    <dc:creator>serpent02 </dc:creator>
    <meta:editing-duration>PT1H40M7S</meta:editing-duration>
    <meta:editing-cycles>10</meta:editing-cycles>
    <meta:document-statistic meta:table-count="3" meta:cell-count="19" meta:object-count="0"/>
  </office:meta>
</office:document-meta>
</file>